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80000027289D661A6D4C3528C.png" manifest:media-type="image/png"/>
  <manifest:file-entry manifest:full-path="Pictures/10000201000004CB00000353ABAB5DEE0B31A9C3.png" manifest:media-type="image/png"/>
  <manifest:file-entry manifest:full-path="Pictures/100002010000010100000106E8EB184EE2D6DADA.png" manifest:media-type="image/png"/>
  <manifest:file-entry manifest:full-path="Pictures/10000201000007A30000032D35855D7404986892.png" manifest:media-type="image/png"/>
  <manifest:file-entry manifest:full-path="Pictures/100002010000031E0000011DE31E83187F1C146E.png" manifest:media-type="image/png"/>
  <manifest:file-entry manifest:full-path="Pictures/100002010000043A000002EE171DE8AE374C7955.png" manifest:media-type="image/png"/>
  <manifest:file-entry manifest:full-path="Pictures/10000201000004000000040051C48A74B06A6740.png" manifest:media-type="image/png"/>
  <manifest:file-entry manifest:full-path="Pictures/10000201000004B0000004B0A7B9E914BBEAAB62.png" manifest:media-type="image/png"/>
  <manifest:file-entry manifest:full-path="Pictures/100002010000081800000818CF35A09F0D86304F.png" manifest:media-type="image/png"/>
  <manifest:file-entry manifest:full-path="Pictures/100002010000014500000145EDA4BC470D172032.png" manifest:media-type="image/png"/>
  <manifest:file-entry manifest:full-path="Pictures/1000000000000020000000204B249CA79A42C6D7.png" manifest:media-type="image/png"/>
  <manifest:file-entry manifest:full-path="Pictures/100002010000047600000315AEF875C148CADB5D.png" manifest:media-type="image/png"/>
  <manifest:file-entry manifest:full-path="Pictures/100002010000031C0000019D4177B3CEF54E0FFA.png" manifest:media-type="image/png"/>
  <manifest:file-entry manifest:full-path="Pictures/1000000000000500000003B12FA2898E422B33AD.png" manifest:media-type="image/png"/>
  <manifest:file-entry manifest:full-path="Pictures/10000201000004A90000035178B7953E49DE58E1.png" manifest:media-type="image/png"/>
  <manifest:file-entry manifest:full-path="Pictures/100002010000031F00000115306C08809A892C63.png" manifest:media-type="image/png"/>
  <manifest:file-entry manifest:full-path="Pictures/10000201000007290000009532673592F53C4BA6.png" manifest:media-type="image/png"/>
  <manifest:file-entry manifest:full-path="Pictures/10000201000002EB000000FED339562919D33DD8.png" manifest:media-type="image/png"/>
  <manifest:file-entry manifest:full-path="Pictures/1000020100000339000001625906FD24268336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draw:fill-image-width="100%" draw:fill-image-height="100%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6cm" svg:stroke-color="#d62828" draw:marker-start-width="0.463cm" draw:marker-end-width="0.46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ebius-strip-outline1" style:list-style-name="L1">
      <style:graphic-properties draw:auto-grow-height="true" fo:min-height="13.864cm"/>
      <style:paragraph-properties style:writing-mode="lr-tb"/>
    </style:style>
    <style:style style:name="pr2" style:family="presentation" style:parent-style-name="moebius-strip-title">
      <style:graphic-properties draw:fill="none" draw:fill-image-name="ABSTRACT-MoebiusStrip_5f_1280x1024" draw:fill-image-width="1cm" draw:fill-image-height="1cm" draw:auto-grow-height="true" fo:min-height="3.508cm"/>
      <style:paragraph-properties style:writing-mode="lr-tb"/>
    </style:style>
    <style:style style:name="pr3" style:family="presentation" style:parent-style-name="moebius-strip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ebius-strip-title">
      <style:graphic-properties fo:min-height="3.507cm" draw:shadow="visible" draw:shadow-offset-x="0.035cm" draw:shadow-offset-y="-0.035cm" draw:shadow-color="#191919"/>
      <style:paragraph-properties style:writing-mode="lr-tb"/>
    </style:style>
    <style:style style:name="pr5" style:family="presentation" style:parent-style-name="moebius-strip-notes">
      <style:graphic-properties draw:fill-color="#ffffff" fo:min-height="13.364cm"/>
      <style:paragraph-properties style:writing-mode="lr-tb"/>
    </style:style>
    <style:style style:name="pr6" style:family="presentation" style:parent-style-name="moebius-strip-outline1" style:list-style-name="L1">
      <style:graphic-properties draw:auto-grow-height="true" fo:min-height="13.864cm"/>
      <style:paragraph-properties style:writing-mode="lr-tb"/>
    </style:style>
    <style:style style:name="P1" style:family="paragraph">
      <style:paragraph-properties fo:margin-left="0cm" fo:margin-right="0cm" fo:text-indent="0cm"/>
      <style:text-properties style:font-name="Fira Code" fo:letter-spacing="-0.03cm"/>
    </style:style>
    <style:style style:name="P2" style:family="paragraph">
      <loext:graphic-properties draw:fill="none" draw:fill-image-name="ABSTRACT-MoebiusStrip_5f_1280x1024" draw:fill-image-width="1cm" draw:fill-image-height="1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d0d0d0" loext:opacity="100%" style:font-name="Fira Cod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Fira Code" fo:letter-spacing="-0.03cm"/>
    </style:style>
    <style:style style:name="T2" style:family="text">
      <style:text-properties style:font-name="Fira Cod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1">
        <office:forms form:automatic-focus="false" form:apply-design-mode="false"/>
        <draw:frame presentation:style-name="pr1" draw:text-style-name="P1" draw:layer="layout" svg:width="26.491cm" svg:height="13.864cm" svg:x="0.999cm" svg:y="5.141cm" presentation:class="outline" presentation:user-transformed="true">
          <draw:text-box>
            <text:list text:style-name="L1">
              <text:list-header>
                <text:p text:style-name="P1"><text:span text:style-name="T1">Projet de C++, Simulation de Course</text:span></text:p>
              </text:list-header>
            </text:list>
          </draw:text-box>
        </draw:frame>
        <draw:frame presentation:style-name="pr2" draw:text-style-name="P2" draw:layer="layout" svg:width="25.191cm" svg:height="3.508cm" svg:x="1.399cm" svg:y="0.837cm" presentation:class="title" presentation:user-transformed="true">
          <draw:text-box>
            <text:p>Hugo Martel</text:p>
          </draw:text-box>
        </draw:frame>
        <draw:frame draw:style-name="gr1" draw:text-style-name="P3" draw:layer="layout" svg:width="7.997cm" svg:height="3.327cm" svg:x="19.993cm" svg:y="17.679cm">
          <draw:image xlink:href="Pictures/10000201000007A30000032D35855D74049868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ebius-strip">
        <office:forms form:automatic-focus="false" form:apply-design-mode="false"/>
        <draw:frame draw:style-name="gr1" draw:text-style-name="P3" draw:layer="layout" svg:width="5.097cm" svg:height="5.097cm" svg:x="3.697cm" svg:y="3.594cm">
          <draw:image xlink:href="Pictures/10000201000004B0000004B0A7B9E914BBEAAB62.png" xlink:type="simple" xlink:show="embed" xlink:actuate="onLoad" draw:mime-type="image/png">
            <text:p/>
          </draw:image>
        </draw:frame>
        <draw:frame draw:style-name="gr1" draw:text-style-name="P3" draw:layer="layout" svg:width="5.875cm" svg:height="5.875cm" svg:x="18.419cm" svg:y="3.316cm">
          <draw:image xlink:href="Pictures/10000201000004000000040051C48A74B06A6740.png" xlink:type="simple" xlink:show="embed" xlink:actuate="onLoad" draw:mime-type="image/png">
            <text:p/>
          </draw:image>
        </draw:frame>
        <draw:frame draw:style-name="gr1" draw:text-style-name="P3" draw:layer="layout" svg:width="5cm" svg:height="5cm" svg:x="19.294cm" svg:y="12.191cm">
          <draw:image xlink:href="Pictures/100002010000081800000818CF35A09F0D86304F.png" xlink:type="simple" xlink:show="embed" xlink:actuate="onLoad" draw:mime-type="image/png">
            <text:p/>
          </draw:image>
        </draw:frame>
        <draw:frame draw:style-name="gr1" draw:text-style-name="P3" draw:layer="layout" svg:width="5.098cm" svg:height="5.098cm" svg:x="4cm" svg:y="12cm">
          <draw:image xlink:href="Pictures/100002010000014500000145EDA4BC470D1720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4cm" svg:y="3.493cm" presentation:class="title" presentation:user-transformed="true">
          <draw:text-box>
            <text:p text:style-name="P5"><text:span text:style-name="T2">Démo</text:span></text:p>
          </draw:text-box>
        </draw:frame>
        <draw:frame draw:style-name="gr1" draw:text-style-name="P3" draw:layer="layout" svg:width="27.99cm" svg:height="2.274cm" svg:x="0cm" svg:y="18.832cm">
          <draw:image xlink:href="Pictures/10000201000007290000009532673592F53C4B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ebius-strip" presentation:presentation-page-layout-name="AL2T19">
        <office:forms form:automatic-focus="false" form:apply-design-mode="false"/>
        <draw:g>
          <draw:frame draw:style-name="gr1" draw:text-style-name="P3" draw:layer="layout" svg:width="22.367cm" svg:height="18.497cm" svg:x="2.812cm" svg:y="1.255cm">
            <draw:image xlink:href="Pictures/100002010000047600000315AEF875C148CADB5D.png" xlink:type="simple" xlink:show="embed" xlink:actuate="onLoad" draw:mime-type="image/png">
              <text:p/>
            </draw:image>
          </draw:frame>
          <draw:frame draw:style-name="gr1" draw:text-style-name="P3" draw:layer="layout" svg:width="22.367cm" svg:height="16.857cm" svg:x="2.812cm" svg:y="2.028cm">
            <draw:image xlink:href="Pictures/10000201000004A90000035178B7953E49DE58E1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ebius-strip" presentation:presentation-page-layout-name="AL2T19">
        <office:forms form:automatic-focus="false" form:apply-design-mode="false"/>
        <draw:g>
          <draw:frame draw:style-name="gr1" draw:text-style-name="P3" draw:layer="layout" svg:width="14cm" svg:height="4.76cm" svg:x="7.382cm" svg:y="1.753cm">
            <draw:image xlink:href="Pictures/10000201000002EB000000FED339562919D33DD8.png" xlink:type="simple" xlink:show="embed" xlink:actuate="onLoad" draw:mime-type="image/png">
              <text:p/>
            </draw:image>
          </draw:frame>
          <draw:frame draw:style-name="gr1" draw:text-style-name="P3" draw:layer="layout" svg:width="13.985cm" svg:height="6cm" svg:x="7.39cm" svg:y="7.253cm">
            <draw:image xlink:href="Pictures/1000020100000339000001625906FD2426833629.png" xlink:type="simple" xlink:show="embed" xlink:actuate="onLoad" draw:mime-type="image/png">
              <text:p/>
            </draw:image>
          </draw:frame>
          <draw:frame draw:style-name="gr1" draw:text-style-name="P3" draw:layer="layout" svg:width="14cm" svg:height="5cm" svg:x="7.382cm" svg:y="14.253cm">
            <draw:image xlink:href="Pictures/100002010000031E0000011DE31E83187F1C146E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ebius-strip" presentation:presentation-page-layout-name="AL2T19">
        <office:forms form:automatic-focus="false" form:apply-design-mode="false"/>
        <draw:g>
          <draw:frame draw:style-name="gr1" draw:text-style-name="P3" draw:layer="layout" svg:width="24.861cm" svg:height="14.066cm" svg:x="1.568cm" svg:y="3.47cm">
            <draw:image xlink:href="Pictures/100002010000047600000315AEF875C148CADB5D.png" xlink:type="simple" xlink:show="embed" xlink:actuate="onLoad" draw:mime-type="image/png">
              <text:p/>
            </draw:image>
          </draw:frame>
          <draw:frame draw:style-name="gr1" draw:text-style-name="P3" draw:layer="layout" svg:width="24.722cm" svg:height="12.826cm" svg:x="1.562cm" svg:y="4.035cm">
            <draw:image xlink:href="Pictures/100002010000031C0000019D4177B3CEF54E0FFA.png" xlink:type="simple" xlink:show="embed" xlink:actuate="onLoad" draw:mime-type="image/png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ebius-strip" presentation:presentation-page-layout-name="AL2T19">
        <office:forms form:automatic-focus="false" form:apply-design-mode="false"/>
        <draw:frame draw:style-name="gr1" draw:text-style-name="P3" draw:layer="layout" svg:width="6.799cm" svg:height="6.931cm" svg:x="1.5cm" svg:y="5.069cm">
          <draw:image xlink:href="Pictures/100002010000010100000106E8EB184EE2D6DADA.png" xlink:type="simple" xlink:show="embed" xlink:actuate="onLoad" draw:mime-type="image/png">
            <text:p/>
          </draw:image>
        </draw:frame>
        <draw:frame draw:style-name="gr1" draw:text-style-name="P3" draw:layer="layout" svg:width="16.807cm" svg:height="11.656cm" svg:x="10.193cm" svg:y="6.844cm">
          <draw:image xlink:href="Pictures/10000201000004CB00000353ABAB5DEE0B31A9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ebius-strip" presentation:presentation-page-layout-name="AL2T19">
        <office:forms form:automatic-focus="false" form:apply-design-mode="false"/>
        <draw:frame draw:style-name="gr1" draw:text-style-name="P3" draw:layer="layout" svg:width="18.639cm" svg:height="6.461cm" svg:x="5.9cm" svg:y="1.139cm">
          <draw:image xlink:href="Pictures/100002010000031F00000115306C08809A892C63.png" xlink:type="simple" xlink:show="embed" xlink:actuate="onLoad" draw:mime-type="image/png">
            <text:p/>
          </draw:image>
        </draw:frame>
        <draw:frame draw:style-name="gr1" draw:text-style-name="P3" draw:layer="layout" svg:width="17.766cm" svg:height="12.314cm" svg:x="10.225cm" svg:y="8.692cm">
          <draw:image xlink:href="Pictures/100002010000043A000002EE171DE8AE374C7955.png" xlink:type="simple" xlink:show="embed" xlink:actuate="onLoad" draw:mime-type="image/png">
            <text:p/>
          </draw:image>
        </draw:frame>
        <draw:frame draw:style-name="gr3" draw:text-style-name="P3" draw:layer="layout" svg:width="1.057cm" svg:height="16.562cm" svg:x="1.943cm" svg:y="2.5cm">
          <draw:image xlink:href="Pictures/10000201000000280000027289D661A6D4C352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ebius-strip" presentation:presentation-page-layout-name="AL1T1">
        <office:forms form:automatic-focus="false" form:apply-design-mode="false"/>
        <draw:frame presentation:style-name="pr6" draw:text-style-name="P1" draw:layer="layout" svg:width="26.491cm" svg:height="13.864cm" svg:x="0.999cm" svg:y="5.141cm" presentation:class="outline" presentation:user-transformed="true">
          <draw:text-box>
            <text:list text:style-name="L1">
              <text:list-header>
                <text:p text:style-name="P1"><text:span text:style-name="T1">Projet de C++, Simulation de Course</text:span></text:p>
              </text:list-header>
            </text:list>
          </draw:text-box>
        </draw:frame>
        <draw:frame presentation:style-name="pr2" draw:text-style-name="P2" draw:layer="layout" svg:width="25.191cm" svg:height="3.508cm" svg:x="1.399cm" svg:y="0.837cm" presentation:class="title" presentation:user-transformed="true">
          <draw:text-box>
            <text:p>Hugo Martel</text:p>
          </draw:text-box>
        </draw:frame>
        <draw:frame draw:style-name="gr1" draw:text-style-name="P3" draw:layer="layout" svg:width="7.997cm" svg:height="3.327cm" svg:x="19.993cm" svg:y="17.679cm">
          <draw:image xlink:href="Pictures/10000201000007A30000032D35855D740498689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0%" draw:cy="0%" draw:start-color="#ffffff" draw:end-color="#dddddd" draw:start-intensity="100%" draw:end-intensity="100%" draw:angle="90deg" draw:border="75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oebius-strip" style:page-layout-name="PM1" draw:style-name="Mdp1">
      <office:forms form:automatic-focus="false" form:apply-design-mode="false"/>
      <draw:frame presentation:style-name="moebius-strip-title" draw:layer="backgroundobjects" svg:width="25.191cm" svg:height="3.507cm" svg:x="1.399cm" svg:y="0.837cm" presentation:class="title" presentation:placeholder="true">
        <draw:text-box/>
      </draw:frame>
      <draw:frame presentation:style-name="moebius-strip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8T19:45:43.856585122</meta:creation-date>
    <meta:editing-duration>PT8M55S</meta:editing-duration>
    <meta:editing-cycles>2</meta:editing-cycles>
    <meta:generator>LibreOffice/7.0.3.1$Linux_X86_64 LibreOffice_project/00$Build-1</meta:generator>
    <dc:description>Creative Commons License
Some rights reserved. This work is licensed under a
Attribution 2.0 Generic

http://art.gnome.org/backgrounds/abstract/2327</dc:description>
    <dc:title>moebius-strip</dc:title>
    <dc:date>2020-12-08T21:19:21.097006619</dc:date>
    <meta:document-statistic meta:object-count="66"/>
  </office:meta>
</office:document-meta>
</file>